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08741f"/>
    </style:style>
    <style:style style:name="P2" style:family="paragraph" style:parent-style-name="Standard">
      <style:text-properties officeooo:rsid="00078ed5" officeooo:paragraph-rsid="00078ed5"/>
    </style:style>
    <style:style style:name="P3" style:family="paragraph" style:parent-style-name="Standard">
      <style:text-properties officeooo:rsid="00078ed5" officeooo:paragraph-rsid="0008741f"/>
    </style:style>
    <style:style style:name="P4" style:family="paragraph" style:parent-style-name="Standard">
      <style:text-properties officeooo:rsid="0008741f" officeooo:paragraph-rsid="0008741f"/>
    </style:style>
    <style:style style:name="P5" style:family="paragraph" style:parent-style-name="Standard">
      <style:text-properties officeooo:paragraph-rsid="000bd246"/>
    </style:style>
    <style:style style:name="P6" style:family="paragraph" style:parent-style-name="Standard">
      <style:text-properties officeooo:rsid="000bd246" officeooo:paragraph-rsid="000bd246"/>
    </style:style>
    <style:style style:name="P7" style:family="paragraph" style:parent-style-name="Standard">
      <style:text-properties officeooo:rsid="000f6594" officeooo:paragraph-rsid="000f6594"/>
    </style:style>
    <style:style style:name="P8" style:family="paragraph" style:parent-style-name="Standard">
      <style:text-properties officeooo:rsid="000f8369" officeooo:paragraph-rsid="000f8369"/>
    </style:style>
    <style:style style:name="T1" style:family="text">
      <style:text-properties officeooo:rsid="00078ed5"/>
    </style:style>
    <style:style style:name="T2" style:family="text">
      <style:text-properties officeooo:rsid="0008741f"/>
    </style:style>
    <style:style style:name="T3" style:family="text">
      <style:text-properties officeooo:rsid="000bd246"/>
    </style:style>
    <style:style style:name="T4" style:family="text">
      <style:text-properties fo:font-variant="normal" fo:text-transform="none" fo:color="#444444" style:font-name="Arial" fo:font-size="8.25pt" fo:letter-spacing="normal" fo:font-style="normal" fo:font-weight="normal" officeooo:rsid="000bd246"/>
    </style:style>
    <style:style style:name="T5" style:family="text">
      <style:text-properties officeooo:rsid="001148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For bitmap,</text:p>
      <text:p text:style-name="P2"/>
      <text:p text:style-name="P2"><text:s/>Log(2, (128 * 1024 * 1024 / n)) / 8</text:p>
      <text:p text:style-name="P2"/>
      <text:p text:style-name="P2">For linked list, 128*1024 / 64 * (32 + 16 + 16) / 8</text:p>
      <text:p text:style-name="P2"/>
      <text:p text:style-name="P2">5.</text:p>
      <text:p text:style-name="P2"/>
      <text:p text:style-name="P2">Add<text:tab/><text:tab/>4-KB<text:tab/><text:tab/>8-KB</text:p>
      <text:p text:style-name="P1"><text:span text:style-name="T1">20000<text:tab/><text:tab/>500 + 0<text:tab/></text:span><text:span text:style-name="T2">2500 + 0</text:span></text:p>
      <text:p text:style-name="P4">32768<text:tab/><text:tab/>8192 + 0<text:tab/>4096 + 0</text:p>
      <text:p text:style-name="P1"><text:span text:style-name="T2">60000<text:tab/><text:tab/>15000 + 0<text:tab/></text:span><text:span text:style-name="T1"><text:tab/> </text:span></text:p>
      <text:p text:style-name="P3"/>
      <text:p text:style-name="P3"/>
      <text:p text:style-name="P3"/>
      <text:p text:style-name="P4">7.</text:p>
      <text:p text:style-name="P4"/>
      <text:p text:style-name="P6">10.</text:p>
      <text:p text:style-name="P5"><text:span text:style-name="T3">(a) 2^48 / 8 / 4 = </text:span><text:span text:style-name="T4">8.796093022208 × 10^12</text:span></text:p>
      <text:p text:style-name="P6">(b) The “reading” instruction will be fetched quickly but because the array spans much more pages than TLB is able to store, it will have to check page table in memory each time, which is not very efficient.</text:p>
      <text:p text:style-name="P6"/>
      <text:p text:style-name="P6">14.</text:p>
      <text:p text:style-name="P6">For a one level approach: 2^32 / 8 / 4 because all pages have to be stored.</text:p>
      <text:p text:style-name="P6">For a two level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2. See attached.</text:p>
      <text:p text:style-name="P8">28. (a) Page 2 <text:s/>because it's neither referenced nor modified</text:p>
      <text:p text:style-name="P8"><text:s text:c="6"/>(b) Page 1 because it's the oldest page since last reference.</text:p>
      <text:p text:style-name="P8"><text:soft-page-break/><text:s text:c="4"/>(c) <text:span text:style-name="T5">Page 1 because it has the minimum last reference time.</text:span></text:p>
      <text:p text:style-name="P8"><text:s text:c="4"/>(d) <text:span text:style-name="T5">Page 1 because it's oldest and not referen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Zen Hei Mono" style:font-size-asian="10pt" style:font-name-complex="FreeSerif"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17:14:03</meta:creation-date>
    <meta:editing-duration>P1DT18H28M52S</meta:editing-duration>
    <meta:editing-cycles>3</meta:editing-cycles>
    <meta:generator>LibreOffice/4.0.4.2$Linux_X86_64 LibreOffice_project/400m0$Build-2</meta:generator>
    <meta:initial-creator>STPanda </meta:initial-creator>
    <dc:date>2014-04-07T20:59:09</dc:date>
    <dc:creator>STPanda </dc:creator>
    <meta:document-statistic meta:table-count="0" meta:image-count="0" meta:object-count="0" meta:page-count="2" meta:paragraph-count="20" meta:word-count="165" meta:character-count="791" meta:non-whitespace-character-count="621"/>
  </office:meta>
</office:document-meta>
</file>